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2"/>
      <style:map style:condition="cell-content()=0" style:apply-style-name="red" style:base-cell-address="List1.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3"/>
      <style:map style:condition="cell-content()=0" style:apply-style-name="red" style:base-cell-address="List1.B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4"/>
      <style:map style:condition="cell-content()=0" style:apply-style-name="red" style:base-cell-address="List1.B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5"/>
      <style:map style:condition="cell-content()=0" style:apply-style-name="red" style:base-cell-address="List1.B5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6"/>
      <style:map style:condition="cell-content()=0" style:apply-style-name="red" style:base-cell-address="List1.B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7"/>
      <style:map style:condition="cell-content()=0" style:apply-style-name="red" style:base-cell-address="List1.B7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8"/>
      <style:map style:condition="cell-content()=0" style:apply-style-name="red" style:base-cell-address="List1.B8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9"/>
      <style:map style:condition="cell-content()=0" style:apply-style-name="red" style:base-cell-address="List1.B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10"/>
      <style:map style:condition="cell-content()=0" style:apply-style-name="red" style:base-cell-address="List1.B1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11"/>
      <style:map style:condition="cell-content()=0" style:apply-style-name="red" style:base-cell-address="List1.B1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12"/>
      <style:map style:condition="cell-content()=0" style:apply-style-name="red" style:base-cell-address="List1.B1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13"/>
      <style:map style:condition="cell-content()=0" style:apply-style-name="red" style:base-cell-address="List1.B1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B14"/>
      <style:map style:condition="cell-content()=0" style:apply-style-name="red" style:base-cell-address="List1.B1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2"/>
      <style:map style:condition="cell-content()=0" style:apply-style-name="red" style:base-cell-address="List1.C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3"/>
      <style:map style:condition="cell-content()=0" style:apply-style-name="red" style:base-cell-address="List1.C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4"/>
      <style:map style:condition="cell-content()=0" style:apply-style-name="red" style:base-cell-address="List1.C4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5"/>
      <style:map style:condition="cell-content()=0" style:apply-style-name="red" style:base-cell-address="List1.C5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6"/>
      <style:map style:condition="cell-content()=0" style:apply-style-name="red" style:base-cell-address="List1.C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7"/>
      <style:map style:condition="cell-content()=0" style:apply-style-name="red" style:base-cell-address="List1.C7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8"/>
      <style:map style:condition="cell-content()=0" style:apply-style-name="red" style:base-cell-address="List1.C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9"/>
      <style:map style:condition="cell-content()=0" style:apply-style-name="red" style:base-cell-address="List1.C9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10"/>
      <style:map style:condition="cell-content()=0" style:apply-style-name="red" style:base-cell-address="List1.C1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11"/>
      <style:map style:condition="cell-content()=0" style:apply-style-name="red" style:base-cell-address="List1.C1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12"/>
      <style:map style:condition="cell-content()=0" style:apply-style-name="red" style:base-cell-address="List1.C1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13"/>
      <style:map style:condition="cell-content()=0" style:apply-style-name="red" style:base-cell-address="List1.C1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C14"/>
      <style:map style:condition="cell-content()=0" style:apply-style-name="red" style:base-cell-address="List1.C14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2"/>
      <style:map style:condition="cell-content()=0" style:apply-style-name="red" style:base-cell-address="List1.D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3"/>
      <style:map style:condition="cell-content()=0" style:apply-style-name="red" style:base-cell-address="List1.D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4"/>
      <style:map style:condition="cell-content()=0" style:apply-style-name="red" style:base-cell-address="List1.D4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5"/>
      <style:map style:condition="cell-content()=0" style:apply-style-name="red" style:base-cell-address="List1.D5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6"/>
      <style:map style:condition="cell-content()=0" style:apply-style-name="red" style:base-cell-address="List1.D6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7"/>
      <style:map style:condition="cell-content()=0" style:apply-style-name="red" style:base-cell-address="List1.D7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8"/>
      <style:map style:condition="cell-content()=0" style:apply-style-name="red" style:base-cell-address="List1.D8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9"/>
      <style:map style:condition="cell-content()=0" style:apply-style-name="red" style:base-cell-address="List1.D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10"/>
      <style:map style:condition="cell-content()=0" style:apply-style-name="red" style:base-cell-address="List1.D1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11"/>
      <style:map style:condition="cell-content()=0" style:apply-style-name="red" style:base-cell-address="List1.D1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12"/>
      <style:map style:condition="cell-content()=0" style:apply-style-name="red" style:base-cell-address="List1.D1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13"/>
      <style:map style:condition="cell-content()=0" style:apply-style-name="red" style:base-cell-address="List1.D1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D14"/>
      <style:map style:condition="cell-content()=0" style:apply-style-name="red" style:base-cell-address="List1.D1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2"/>
      <style:map style:condition="cell-content()=0" style:apply-style-name="red" style:base-cell-address="List1.E2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3"/>
      <style:map style:condition="cell-content()=0" style:apply-style-name="red" style:base-cell-address="List1.E3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4"/>
      <style:map style:condition="cell-content()=0" style:apply-style-name="red" style:base-cell-address="List1.E4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5"/>
      <style:map style:condition="cell-content()=0" style:apply-style-name="red" style:base-cell-address="List1.E5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6"/>
      <style:map style:condition="cell-content()=0" style:apply-style-name="red" style:base-cell-address="List1.E6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7"/>
      <style:map style:condition="cell-content()=0" style:apply-style-name="red" style:base-cell-address="List1.E7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8"/>
      <style:map style:condition="cell-content()=0" style:apply-style-name="red" style:base-cell-address="List1.E8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9"/>
      <style:map style:condition="cell-content()=0" style:apply-style-name="red" style:base-cell-address="List1.E9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10"/>
      <style:map style:condition="cell-content()=0" style:apply-style-name="red" style:base-cell-address="List1.E1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11"/>
      <style:map style:condition="cell-content()=0" style:apply-style-name="red" style:base-cell-address="List1.E1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12"/>
      <style:map style:condition="cell-content()=0" style:apply-style-name="red" style:base-cell-address="List1.E12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13"/>
      <style:map style:condition="cell-content()=0" style:apply-style-name="red" style:base-cell-address="List1.E13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E14"/>
      <style:map style:condition="cell-content()=0" style:apply-style-name="red" style:base-cell-address="List1.E14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2"/>
      <style:map style:condition="cell-content()=0" style:apply-style-name="red" style:base-cell-address="List1.F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3"/>
      <style:map style:condition="cell-content()=0" style:apply-style-name="red" style:base-cell-address="List1.F3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4"/>
      <style:map style:condition="cell-content()=0" style:apply-style-name="red" style:base-cell-address="List1.F4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5"/>
      <style:map style:condition="cell-content()=0" style:apply-style-name="red" style:base-cell-address="List1.F5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6"/>
      <style:map style:condition="cell-content()=0" style:apply-style-name="red" style:base-cell-address="List1.G6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7"/>
      <style:map style:condition="cell-content()=0" style:apply-style-name="red" style:base-cell-address="List1.F7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8"/>
      <style:map style:condition="cell-content()=0" style:apply-style-name="red" style:base-cell-address="List1.F8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9"/>
      <style:map style:condition="cell-content()=0" style:apply-style-name="red" style:base-cell-address="List1.F9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10"/>
      <style:map style:condition="cell-content()=0" style:apply-style-name="red" style:base-cell-address="List1.F1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11"/>
      <style:map style:condition="cell-content()=0" style:apply-style-name="red" style:base-cell-address="List1.F11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12"/>
      <style:map style:condition="cell-content()=0" style:apply-style-name="red" style:base-cell-address="List1.F12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13"/>
      <style:map style:condition="cell-content()=0" style:apply-style-name="red" style:base-cell-address="List1.F13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F14"/>
      <style:map style:condition="cell-content()=0" style:apply-style-name="red" style:base-cell-address="List1.F14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2"/>
      <style:map style:condition="cell-content()=0" style:apply-style-name="red" style:base-cell-address="List1.G2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3"/>
      <style:map style:condition="cell-content()=0" style:apply-style-name="red" style:base-cell-address="List1.G3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4"/>
      <style:map style:condition="cell-content()=0" style:apply-style-name="red" style:base-cell-address="List1.G4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5"/>
      <style:map style:condition="cell-content()=0" style:apply-style-name="red" style:base-cell-address="List1.G5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6"/>
      <style:map style:condition="cell-content()=0" style:apply-style-name="red" style:base-cell-address="List1.H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7"/>
      <style:map style:condition="cell-content()=0" style:apply-style-name="red" style:base-cell-address="List1.H7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8"/>
      <style:map style:condition="cell-content()=0" style:apply-style-name="red" style:base-cell-address="List1.G8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9"/>
      <style:map style:condition="cell-content()=0" style:apply-style-name="red" style:base-cell-address="List1.G9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10"/>
      <style:map style:condition="cell-content()=0" style:apply-style-name="red" style:base-cell-address="List1.G10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11"/>
      <style:map style:condition="cell-content()=0" style:apply-style-name="red" style:base-cell-address="List1.G1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12"/>
      <style:map style:condition="cell-content()=0" style:apply-style-name="red" style:base-cell-address="List1.G12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13"/>
      <style:map style:condition="cell-content()=0" style:apply-style-name="red" style:base-cell-address="List1.G13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14"/>
      <style:map style:condition="cell-content()=0" style:apply-style-name="red" style:base-cell-address="List1.G14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2"/>
      <style:map style:condition="cell-content()=0" style:apply-style-name="red" style:base-cell-address="List1.H2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3"/>
      <style:map style:condition="cell-content()=0" style:apply-style-name="red" style:base-cell-address="List1.H3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4"/>
      <style:map style:condition="cell-content()=0" style:apply-style-name="red" style:base-cell-address="List1.H4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5"/>
      <style:map style:condition="cell-content()=0" style:apply-style-name="red" style:base-cell-address="List1.I5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6"/>
      <style:map style:condition="cell-content()=0" style:apply-style-name="red" style:base-cell-address="List1.I6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7"/>
      <style:map style:condition="cell-content()=0" style:apply-style-name="red" style:base-cell-address="List1.I7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8"/>
      <style:map style:condition="cell-content()=0" style:apply-style-name="red" style:base-cell-address="List1.I8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9"/>
      <style:map style:condition="cell-content()=0" style:apply-style-name="red" style:base-cell-address="List1.H9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10"/>
      <style:map style:condition="cell-content()=0" style:apply-style-name="red" style:base-cell-address="List1.H1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11"/>
      <style:map style:condition="cell-content()=0" style:apply-style-name="red" style:base-cell-address="List1.H11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12"/>
      <style:map style:condition="cell-content()=0" style:apply-style-name="red" style:base-cell-address="List1.H12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13"/>
      <style:map style:condition="cell-content()=0" style:apply-style-name="red" style:base-cell-address="List1.H13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H14"/>
      <style:map style:condition="cell-content()=0" style:apply-style-name="red" style:base-cell-address="List1.H14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2"/>
      <style:map style:condition="cell-content()=0" style:apply-style-name="red" style:base-cell-address="List1.I2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3"/>
      <style:map style:condition="cell-content()=0" style:apply-style-name="red" style:base-cell-address="List1.I3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4"/>
      <style:map style:condition="cell-content()=0" style:apply-style-name="red" style:base-cell-address="List1.I4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5"/>
      <style:map style:condition="cell-content()=0" style:apply-style-name="red" style:base-cell-address="List1.J5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6"/>
      <style:map style:condition="cell-content()=0" style:apply-style-name="red" style:base-cell-address="List1.J6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7"/>
      <style:map style:condition="cell-content()=0" style:apply-style-name="red" style:base-cell-address="List1.J7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8"/>
      <style:map style:condition="cell-content()=0" style:apply-style-name="red" style:base-cell-address="List1.J8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9"/>
      <style:map style:condition="cell-content()=0" style:apply-style-name="red" style:base-cell-address="List1.K9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10"/>
      <style:map style:condition="cell-content()=0" style:apply-style-name="red" style:base-cell-address="List1.I1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11"/>
      <style:map style:condition="cell-content()=0" style:apply-style-name="red" style:base-cell-address="List1.I11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12"/>
      <style:map style:condition="cell-content()=0" style:apply-style-name="red" style:base-cell-address="List1.I12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13"/>
      <style:map style:condition="cell-content()=0" style:apply-style-name="red" style:base-cell-address="List1.I13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I14"/>
      <style:map style:condition="cell-content()=0" style:apply-style-name="red" style:base-cell-address="List1.I14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2"/>
      <style:map style:condition="cell-content()=0" style:apply-style-name="red" style:base-cell-address="List1.J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3"/>
      <style:map style:condition="cell-content()=0" style:apply-style-name="red" style:base-cell-address="List1.J3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4"/>
      <style:map style:condition="cell-content()=0" style:apply-style-name="red" style:base-cell-address="List1.J4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5"/>
      <style:map style:condition="cell-content()=0" style:apply-style-name="red" style:base-cell-address="List1.K5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6"/>
      <style:map style:condition="cell-content()=0" style:apply-style-name="red" style:base-cell-address="List1.K6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7"/>
      <style:map style:condition="cell-content()=0" style:apply-style-name="red" style:base-cell-address="List1.K7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8"/>
      <style:map style:condition="cell-content()=0" style:apply-style-name="red" style:base-cell-address="List1.K8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9"/>
      <style:map style:condition="cell-content()=0" style:apply-style-name="red" style:base-cell-address="List1.L9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10"/>
      <style:map style:condition="cell-content()=0" style:apply-style-name="red" style:base-cell-address="List1.L1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11"/>
      <style:map style:condition="cell-content()=0" style:apply-style-name="red" style:base-cell-address="List1.J11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12"/>
      <style:map style:condition="cell-content()=0" style:apply-style-name="red" style:base-cell-address="List1.J12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13"/>
      <style:map style:condition="cell-content()=0" style:apply-style-name="red" style:base-cell-address="List1.J13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J14"/>
      <style:map style:condition="cell-content()=0" style:apply-style-name="red" style:base-cell-address="List1.J14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2"/>
      <style:map style:condition="cell-content()=0" style:apply-style-name="red" style:base-cell-address="List1.K2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3"/>
      <style:map style:condition="cell-content()=0" style:apply-style-name="red" style:base-cell-address="List1.K3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4"/>
      <style:map style:condition="cell-content()=0" style:apply-style-name="red" style:base-cell-address="List1.K4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5"/>
      <style:map style:condition="cell-content()=0" style:apply-style-name="red" style:base-cell-address="List1.L5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6"/>
      <style:map style:condition="cell-content()=0" style:apply-style-name="red" style:base-cell-address="List1.L6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7"/>
      <style:map style:condition="cell-content()=0" style:apply-style-name="red" style:base-cell-address="List1.L7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8"/>
      <style:map style:condition="cell-content()=0" style:apply-style-name="red" style:base-cell-address="List1.L8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9"/>
      <style:map style:condition="cell-content()=0" style:apply-style-name="red" style:base-cell-address="List1.M9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10"/>
      <style:map style:condition="cell-content()=0" style:apply-style-name="red" style:base-cell-address="List1.M1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11"/>
      <style:map style:condition="cell-content()=0" style:apply-style-name="red" style:base-cell-address="List1.M11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12"/>
      <style:map style:condition="cell-content()=0" style:apply-style-name="red" style:base-cell-address="List1.K12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13"/>
      <style:map style:condition="cell-content()=0" style:apply-style-name="red" style:base-cell-address="List1.K13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K14"/>
      <style:map style:condition="cell-content()=0" style:apply-style-name="red" style:base-cell-address="List1.K14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2"/>
      <style:map style:condition="cell-content()=0" style:apply-style-name="red" style:base-cell-address="List1.L2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3"/>
      <style:map style:condition="cell-content()=0" style:apply-style-name="red" style:base-cell-address="List1.L3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4"/>
      <style:map style:condition="cell-content()=0" style:apply-style-name="red" style:base-cell-address="List1.L4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5"/>
      <style:map style:condition="cell-content()=0" style:apply-style-name="red" style:base-cell-address="List1.M5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6"/>
      <style:map style:condition="cell-content()=0" style:apply-style-name="red" style:base-cell-address="List1.M6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7"/>
      <style:map style:condition="cell-content()=0" style:apply-style-name="red" style:base-cell-address="List1.M7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8"/>
      <style:map style:condition="cell-content()=0" style:apply-style-name="red" style:base-cell-address="List1.M8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9"/>
      <style:map style:condition="cell-content()=0" style:apply-style-name="red" style:base-cell-address="List1.N9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10"/>
      <style:map style:condition="cell-content()=0" style:apply-style-name="red" style:base-cell-address="List1.N10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11"/>
      <style:map style:condition="cell-content()=0" style:apply-style-name="red" style:base-cell-address="List1.N11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12"/>
      <style:map style:condition="cell-content()=0" style:apply-style-name="red" style:base-cell-address="List1.N12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13"/>
      <style:map style:condition="cell-content()=0" style:apply-style-name="red" style:base-cell-address="List1.L13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L14"/>
      <style:map style:condition="cell-content()=0" style:apply-style-name="red" style:base-cell-address="List1.L14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2"/>
      <style:map style:condition="cell-content()=0" style:apply-style-name="red" style:base-cell-address="List1.M2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3"/>
      <style:map style:condition="cell-content()=0" style:apply-style-name="red" style:base-cell-address="List1.M3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4"/>
      <style:map style:condition="cell-content()=0" style:apply-style-name="red" style:base-cell-address="List1.M4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5"/>
      <style:map style:condition="cell-content()=0" style:apply-style-name="red" style:base-cell-address="List1.N5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6"/>
      <style:map style:condition="cell-content()=0" style:apply-style-name="red" style:base-cell-address="List1.N6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7"/>
      <style:map style:condition="cell-content()=0" style:apply-style-name="red" style:base-cell-address="List1.N7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8"/>
      <style:map style:condition="cell-content()=0" style:apply-style-name="red" style:base-cell-address="List1.N8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M14"/>
      <style:map style:condition="cell-content()=0" style:apply-style-name="red" style:base-cell-address="List1.M14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2"/>
      <style:map style:condition="cell-content()=0" style:apply-style-name="red" style:base-cell-address="List1.N2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3"/>
      <style:map style:condition="cell-content()=0" style:apply-style-name="red" style:base-cell-address="List1.N3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N4"/>
      <style:map style:condition="cell-content()=0" style:apply-style-name="red" style:base-cell-address="List1.N4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reen" style:base-cell-address="List1.G5"/>
      <style:map style:condition="cell-content()=0" style:apply-style-name="red" style:base-cell-address="List1.G5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13" table:default-cell-style-name="ce1"/>
        <table:table-row table:style-name="ro1">
          <table:table-cell/>
          <table:table-cell office:value-type="string" calcext:value-type="string">
            <text:p>impor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ist-sav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isting-only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csv-friendly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table:style-name="ce2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style-name="ce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4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-save</text:p>
          </table:table-cell>
          <table:table-cell table:style-name="ce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7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sting-only</text:p>
          </table:table-cell>
          <table:table-cell table:style-name="ce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85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style-name="ce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99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style-name="ce9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61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75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style-name="ce127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89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style-name="ce141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bose</text:p>
          </table:table-cell>
          <table:table-cell table:style-name="ce1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116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v-friendly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7"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style-name="ce143" office:value-type="string" calcext:value-type="string">
            <text:p>X</text:p>
          </table:table-cell>
          <table:table-cell table:style-name="ce156" office:value-type="string" calcext:value-type="string">
            <text:p>X</text:p>
          </table:table-cell>
          <table:table-cell table:style-name="ce1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table:style-name="ce1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18" office:value-type="string" calcext:value-type="string">
            <text:p>X</text:p>
          </table:table-cell>
          <table:table-cell table:style-name="ce131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7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</table:table-row>
        <table:table-row table:style-name="ro1" table:number-rows-repeated="104856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List1.B2:List1.B2">
            <calcext:condition calcext:apply-style-name="green" calcext:value="=1" calcext:base-cell-address="List1.B2"/>
            <calcext:condition calcext:apply-style-name="red" calcext:value="=0" calcext:base-cell-address="List1.B2"/>
          </calcext:conditional-format>
          <calcext:conditional-format calcext:target-range-address="List1.C2:List1.C2">
            <calcext:condition calcext:apply-style-name="green" calcext:value="=1" calcext:base-cell-address="List1.C2"/>
            <calcext:condition calcext:apply-style-name="red" calcext:value="=0" calcext:base-cell-address="List1.C2"/>
          </calcext:conditional-format>
          <calcext:conditional-format calcext:target-range-address="List1.D2:List1.D2">
            <calcext:condition calcext:apply-style-name="green" calcext:value="=1" calcext:base-cell-address="List1.D2"/>
            <calcext:condition calcext:apply-style-name="red" calcext:value="=0" calcext:base-cell-address="List1.D2"/>
          </calcext:conditional-format>
          <calcext:conditional-format calcext:target-range-address="List1.E2:List1.E2">
            <calcext:condition calcext:apply-style-name="green" calcext:value="=1" calcext:base-cell-address="List1.E2"/>
            <calcext:condition calcext:apply-style-name="red" calcext:value="=0" calcext:base-cell-address="List1.E2"/>
          </calcext:conditional-format>
          <calcext:conditional-format calcext:target-range-address="List1.F2:List1.F2">
            <calcext:condition calcext:apply-style-name="green" calcext:value="=1" calcext:base-cell-address="List1.F2"/>
            <calcext:condition calcext:apply-style-name="red" calcext:value="=0" calcext:base-cell-address="List1.F2"/>
          </calcext:conditional-format>
          <calcext:conditional-format calcext:target-range-address="List1.G2:List1.G2">
            <calcext:condition calcext:apply-style-name="green" calcext:value="=1" calcext:base-cell-address="List1.G2"/>
            <calcext:condition calcext:apply-style-name="red" calcext:value="=0" calcext:base-cell-address="List1.G2"/>
          </calcext:conditional-format>
          <calcext:conditional-format calcext:target-range-address="List1.H2:List1.H2">
            <calcext:condition calcext:apply-style-name="green" calcext:value="=1" calcext:base-cell-address="List1.H2"/>
            <calcext:condition calcext:apply-style-name="red" calcext:value="=0" calcext:base-cell-address="List1.H2"/>
          </calcext:conditional-format>
          <calcext:conditional-format calcext:target-range-address="List1.I2:List1.I2">
            <calcext:condition calcext:apply-style-name="green" calcext:value="=1" calcext:base-cell-address="List1.I2"/>
            <calcext:condition calcext:apply-style-name="red" calcext:value="=0" calcext:base-cell-address="List1.I2"/>
          </calcext:conditional-format>
          <calcext:conditional-format calcext:target-range-address="List1.J2:List1.J2">
            <calcext:condition calcext:apply-style-name="green" calcext:value="=1" calcext:base-cell-address="List1.J2"/>
            <calcext:condition calcext:apply-style-name="red" calcext:value="=0" calcext:base-cell-address="List1.J2"/>
          </calcext:conditional-format>
          <calcext:conditional-format calcext:target-range-address="List1.K2:List1.K2">
            <calcext:condition calcext:apply-style-name="green" calcext:value="=1" calcext:base-cell-address="List1.K2"/>
            <calcext:condition calcext:apply-style-name="red" calcext:value="=0" calcext:base-cell-address="List1.K2"/>
          </calcext:conditional-format>
          <calcext:conditional-format calcext:target-range-address="List1.L2:List1.L2">
            <calcext:condition calcext:apply-style-name="green" calcext:value="=1" calcext:base-cell-address="List1.L2"/>
            <calcext:condition calcext:apply-style-name="red" calcext:value="=0" calcext:base-cell-address="List1.L2"/>
          </calcext:conditional-format>
          <calcext:conditional-format calcext:target-range-address="List1.M2:List1.M2">
            <calcext:condition calcext:apply-style-name="green" calcext:value="=1" calcext:base-cell-address="List1.M2"/>
            <calcext:condition calcext:apply-style-name="red" calcext:value="=0" calcext:base-cell-address="List1.M2"/>
          </calcext:conditional-format>
          <calcext:conditional-format calcext:target-range-address="List1.N2:List1.N2">
            <calcext:condition calcext:apply-style-name="green" calcext:value="=1" calcext:base-cell-address="List1.N2"/>
            <calcext:condition calcext:apply-style-name="red" calcext:value="=0" calcext:base-cell-address="List1.N2"/>
          </calcext:conditional-format>
          <calcext:conditional-format calcext:target-range-address="List1.C3:List1.C3">
            <calcext:condition calcext:apply-style-name="green" calcext:value="=1" calcext:base-cell-address="List1.C3"/>
            <calcext:condition calcext:apply-style-name="red" calcext:value="=0" calcext:base-cell-address="List1.C3"/>
          </calcext:conditional-format>
          <calcext:conditional-format calcext:target-range-address="List1.D3:List1.D3">
            <calcext:condition calcext:apply-style-name="green" calcext:value="=1" calcext:base-cell-address="List1.D3"/>
            <calcext:condition calcext:apply-style-name="red" calcext:value="=0" calcext:base-cell-address="List1.D3"/>
          </calcext:conditional-format>
          <calcext:conditional-format calcext:target-range-address="List1.E3:List1.E3">
            <calcext:condition calcext:apply-style-name="green" calcext:value="=1" calcext:base-cell-address="List1.E3"/>
            <calcext:condition calcext:apply-style-name="red" calcext:value="=0" calcext:base-cell-address="List1.E3"/>
          </calcext:conditional-format>
          <calcext:conditional-format calcext:target-range-address="List1.F3:List1.F3">
            <calcext:condition calcext:apply-style-name="green" calcext:value="=1" calcext:base-cell-address="List1.F3"/>
            <calcext:condition calcext:apply-style-name="red" calcext:value="=0" calcext:base-cell-address="List1.F3"/>
          </calcext:conditional-format>
          <calcext:conditional-format calcext:target-range-address="List1.G3:List1.G3">
            <calcext:condition calcext:apply-style-name="green" calcext:value="=1" calcext:base-cell-address="List1.G3"/>
            <calcext:condition calcext:apply-style-name="red" calcext:value="=0" calcext:base-cell-address="List1.G3"/>
          </calcext:conditional-format>
          <calcext:conditional-format calcext:target-range-address="List1.H3:List1.H3">
            <calcext:condition calcext:apply-style-name="green" calcext:value="=1" calcext:base-cell-address="List1.H3"/>
            <calcext:condition calcext:apply-style-name="red" calcext:value="=0" calcext:base-cell-address="List1.H3"/>
          </calcext:conditional-format>
          <calcext:conditional-format calcext:target-range-address="List1.I3:List1.I3">
            <calcext:condition calcext:apply-style-name="green" calcext:value="=1" calcext:base-cell-address="List1.I3"/>
            <calcext:condition calcext:apply-style-name="red" calcext:value="=0" calcext:base-cell-address="List1.I3"/>
          </calcext:conditional-format>
          <calcext:conditional-format calcext:target-range-address="List1.J3:List1.J3">
            <calcext:condition calcext:apply-style-name="green" calcext:value="=1" calcext:base-cell-address="List1.J3"/>
            <calcext:condition calcext:apply-style-name="red" calcext:value="=0" calcext:base-cell-address="List1.J3"/>
          </calcext:conditional-format>
          <calcext:conditional-format calcext:target-range-address="List1.K3:List1.K3">
            <calcext:condition calcext:apply-style-name="green" calcext:value="=1" calcext:base-cell-address="List1.K3"/>
            <calcext:condition calcext:apply-style-name="red" calcext:value="=0" calcext:base-cell-address="List1.K3"/>
          </calcext:conditional-format>
          <calcext:conditional-format calcext:target-range-address="List1.L3:List1.L3">
            <calcext:condition calcext:apply-style-name="green" calcext:value="=1" calcext:base-cell-address="List1.L3"/>
            <calcext:condition calcext:apply-style-name="red" calcext:value="=0" calcext:base-cell-address="List1.L3"/>
          </calcext:conditional-format>
          <calcext:conditional-format calcext:target-range-address="List1.M3:List1.M3">
            <calcext:condition calcext:apply-style-name="green" calcext:value="=1" calcext:base-cell-address="List1.M3"/>
            <calcext:condition calcext:apply-style-name="red" calcext:value="=0" calcext:base-cell-address="List1.M3"/>
          </calcext:conditional-format>
          <calcext:conditional-format calcext:target-range-address="List1.N3:List1.N3">
            <calcext:condition calcext:apply-style-name="green" calcext:value="=1" calcext:base-cell-address="List1.N3"/>
            <calcext:condition calcext:apply-style-name="red" calcext:value="=0" calcext:base-cell-address="List1.N3"/>
          </calcext:conditional-format>
          <calcext:conditional-format calcext:target-range-address="List1.E4:List1.E4">
            <calcext:condition calcext:apply-style-name="green" calcext:value="=1" calcext:base-cell-address="List1.E4"/>
            <calcext:condition calcext:apply-style-name="red" calcext:value="=0" calcext:base-cell-address="List1.E4"/>
          </calcext:conditional-format>
          <calcext:conditional-format calcext:target-range-address="List1.F4:List1.F4">
            <calcext:condition calcext:apply-style-name="green" calcext:value="=1" calcext:base-cell-address="List1.F4"/>
            <calcext:condition calcext:apply-style-name="red" calcext:value="=0" calcext:base-cell-address="List1.F4"/>
          </calcext:conditional-format>
          <calcext:conditional-format calcext:target-range-address="List1.G4:List1.G4">
            <calcext:condition calcext:apply-style-name="green" calcext:value="=1" calcext:base-cell-address="List1.G4"/>
            <calcext:condition calcext:apply-style-name="red" calcext:value="=0" calcext:base-cell-address="List1.G4"/>
          </calcext:conditional-format>
          <calcext:conditional-format calcext:target-range-address="List1.H4:List1.H4">
            <calcext:condition calcext:apply-style-name="green" calcext:value="=1" calcext:base-cell-address="List1.H4"/>
            <calcext:condition calcext:apply-style-name="red" calcext:value="=0" calcext:base-cell-address="List1.H4"/>
          </calcext:conditional-format>
          <calcext:conditional-format calcext:target-range-address="List1.I4:List1.I4">
            <calcext:condition calcext:apply-style-name="green" calcext:value="=1" calcext:base-cell-address="List1.I4"/>
            <calcext:condition calcext:apply-style-name="red" calcext:value="=0" calcext:base-cell-address="List1.I4"/>
          </calcext:conditional-format>
          <calcext:conditional-format calcext:target-range-address="List1.J4:List1.J4">
            <calcext:condition calcext:apply-style-name="green" calcext:value="=1" calcext:base-cell-address="List1.J4"/>
            <calcext:condition calcext:apply-style-name="red" calcext:value="=0" calcext:base-cell-address="List1.J4"/>
          </calcext:conditional-format>
          <calcext:conditional-format calcext:target-range-address="List1.K4:List1.K4">
            <calcext:condition calcext:apply-style-name="green" calcext:value="=1" calcext:base-cell-address="List1.K4"/>
            <calcext:condition calcext:apply-style-name="red" calcext:value="=0" calcext:base-cell-address="List1.K4"/>
          </calcext:conditional-format>
          <calcext:conditional-format calcext:target-range-address="List1.L4:List1.L4">
            <calcext:condition calcext:apply-style-name="green" calcext:value="=1" calcext:base-cell-address="List1.L4"/>
            <calcext:condition calcext:apply-style-name="red" calcext:value="=0" calcext:base-cell-address="List1.L4"/>
          </calcext:conditional-format>
          <calcext:conditional-format calcext:target-range-address="List1.M4:List1.M4">
            <calcext:condition calcext:apply-style-name="green" calcext:value="=1" calcext:base-cell-address="List1.M4"/>
            <calcext:condition calcext:apply-style-name="red" calcext:value="=0" calcext:base-cell-address="List1.M4"/>
          </calcext:conditional-format>
          <calcext:conditional-format calcext:target-range-address="List1.N4:List1.N4">
            <calcext:condition calcext:apply-style-name="green" calcext:value="=1" calcext:base-cell-address="List1.N4"/>
            <calcext:condition calcext:apply-style-name="red" calcext:value="=0" calcext:base-cell-address="List1.N4"/>
          </calcext:conditional-format>
          <calcext:conditional-format calcext:target-range-address="List1.F5:List1.F5">
            <calcext:condition calcext:apply-style-name="green" calcext:value="=1" calcext:base-cell-address="List1.F5"/>
            <calcext:condition calcext:apply-style-name="red" calcext:value="=0" calcext:base-cell-address="List1.F5"/>
          </calcext:conditional-format>
          <calcext:conditional-format calcext:target-range-address="List1.H5:List1.H5">
            <calcext:condition calcext:apply-style-name="green" calcext:value="=1" calcext:base-cell-address="List1.H5"/>
            <calcext:condition calcext:apply-style-name="red" calcext:value="=0" calcext:base-cell-address="List1.H5"/>
          </calcext:conditional-format>
          <calcext:conditional-format calcext:target-range-address="List1.I5:List1.I5">
            <calcext:condition calcext:apply-style-name="green" calcext:value="=1" calcext:base-cell-address="List1.I5"/>
            <calcext:condition calcext:apply-style-name="red" calcext:value="=0" calcext:base-cell-address="List1.I5"/>
          </calcext:conditional-format>
          <calcext:conditional-format calcext:target-range-address="List1.J5:List1.J5">
            <calcext:condition calcext:apply-style-name="green" calcext:value="=1" calcext:base-cell-address="List1.J5"/>
            <calcext:condition calcext:apply-style-name="red" calcext:value="=0" calcext:base-cell-address="List1.J5"/>
          </calcext:conditional-format>
          <calcext:conditional-format calcext:target-range-address="List1.K5:List1.K5">
            <calcext:condition calcext:apply-style-name="green" calcext:value="=1" calcext:base-cell-address="List1.K5"/>
            <calcext:condition calcext:apply-style-name="red" calcext:value="=0" calcext:base-cell-address="List1.K5"/>
          </calcext:conditional-format>
          <calcext:conditional-format calcext:target-range-address="List1.L5:List1.L5">
            <calcext:condition calcext:apply-style-name="green" calcext:value="=1" calcext:base-cell-address="List1.L5"/>
            <calcext:condition calcext:apply-style-name="red" calcext:value="=0" calcext:base-cell-address="List1.L5"/>
          </calcext:conditional-format>
          <calcext:conditional-format calcext:target-range-address="List1.M5:List1.M5">
            <calcext:condition calcext:apply-style-name="green" calcext:value="=1" calcext:base-cell-address="List1.M5"/>
            <calcext:condition calcext:apply-style-name="red" calcext:value="=0" calcext:base-cell-address="List1.M5"/>
          </calcext:conditional-format>
          <calcext:conditional-format calcext:target-range-address="List1.N5:List1.N5">
            <calcext:condition calcext:apply-style-name="green" calcext:value="=1" calcext:base-cell-address="List1.N5"/>
            <calcext:condition calcext:apply-style-name="red" calcext:value="=0" calcext:base-cell-address="List1.N5"/>
          </calcext:conditional-format>
          <calcext:conditional-format calcext:target-range-address="List1.F6:List1.F6">
            <calcext:condition calcext:apply-style-name="green" calcext:value="=1" calcext:base-cell-address="List1.F6"/>
            <calcext:condition calcext:apply-style-name="red" calcext:value="=0" calcext:base-cell-address="List1.F6"/>
          </calcext:conditional-format>
          <calcext:conditional-format calcext:target-range-address="List1.G6:List1.G6">
            <calcext:condition calcext:apply-style-name="green" calcext:value="=1" calcext:base-cell-address="List1.G6"/>
            <calcext:condition calcext:apply-style-name="red" calcext:value="=0" calcext:base-cell-address="List1.G6"/>
          </calcext:conditional-format>
          <calcext:conditional-format calcext:target-range-address="List1.H6:List1.H6">
            <calcext:condition calcext:apply-style-name="green" calcext:value="=1" calcext:base-cell-address="List1.H6"/>
            <calcext:condition calcext:apply-style-name="red" calcext:value="=0" calcext:base-cell-address="List1.H6"/>
          </calcext:conditional-format>
          <calcext:conditional-format calcext:target-range-address="List1.I6:List1.I6">
            <calcext:condition calcext:apply-style-name="green" calcext:value="=1" calcext:base-cell-address="List1.I6"/>
            <calcext:condition calcext:apply-style-name="red" calcext:value="=0" calcext:base-cell-address="List1.I6"/>
          </calcext:conditional-format>
          <calcext:conditional-format calcext:target-range-address="List1.J6:List1.J6">
            <calcext:condition calcext:apply-style-name="green" calcext:value="=1" calcext:base-cell-address="List1.J6"/>
            <calcext:condition calcext:apply-style-name="red" calcext:value="=0" calcext:base-cell-address="List1.J6"/>
          </calcext:conditional-format>
          <calcext:conditional-format calcext:target-range-address="List1.K6:List1.K6">
            <calcext:condition calcext:apply-style-name="green" calcext:value="=1" calcext:base-cell-address="List1.K6"/>
            <calcext:condition calcext:apply-style-name="red" calcext:value="=0" calcext:base-cell-address="List1.K6"/>
          </calcext:conditional-format>
          <calcext:conditional-format calcext:target-range-address="List1.L6:List1.L6">
            <calcext:condition calcext:apply-style-name="green" calcext:value="=1" calcext:base-cell-address="List1.L6"/>
            <calcext:condition calcext:apply-style-name="red" calcext:value="=0" calcext:base-cell-address="List1.L6"/>
          </calcext:conditional-format>
          <calcext:conditional-format calcext:target-range-address="List1.M6:List1.M6">
            <calcext:condition calcext:apply-style-name="green" calcext:value="=1" calcext:base-cell-address="List1.M6"/>
            <calcext:condition calcext:apply-style-name="red" calcext:value="=0" calcext:base-cell-address="List1.M6"/>
          </calcext:conditional-format>
          <calcext:conditional-format calcext:target-range-address="List1.N6:List1.N6">
            <calcext:condition calcext:apply-style-name="green" calcext:value="=1" calcext:base-cell-address="List1.N6"/>
            <calcext:condition calcext:apply-style-name="red" calcext:value="=0" calcext:base-cell-address="List1.N6"/>
          </calcext:conditional-format>
          <calcext:conditional-format calcext:target-range-address="List1.G7:List1.G7">
            <calcext:condition calcext:apply-style-name="green" calcext:value="=1" calcext:base-cell-address="List1.G7"/>
            <calcext:condition calcext:apply-style-name="red" calcext:value="=0" calcext:base-cell-address="List1.G7"/>
          </calcext:conditional-format>
          <calcext:conditional-format calcext:target-range-address="List1.H7:List1.H7">
            <calcext:condition calcext:apply-style-name="green" calcext:value="=1" calcext:base-cell-address="List1.H7"/>
            <calcext:condition calcext:apply-style-name="red" calcext:value="=0" calcext:base-cell-address="List1.H7"/>
          </calcext:conditional-format>
          <calcext:conditional-format calcext:target-range-address="List1.I7:List1.I7">
            <calcext:condition calcext:apply-style-name="green" calcext:value="=1" calcext:base-cell-address="List1.I7"/>
            <calcext:condition calcext:apply-style-name="red" calcext:value="=0" calcext:base-cell-address="List1.I7"/>
          </calcext:conditional-format>
          <calcext:conditional-format calcext:target-range-address="List1.J7:List1.J7">
            <calcext:condition calcext:apply-style-name="green" calcext:value="=1" calcext:base-cell-address="List1.J7"/>
            <calcext:condition calcext:apply-style-name="red" calcext:value="=0" calcext:base-cell-address="List1.J7"/>
          </calcext:conditional-format>
          <calcext:conditional-format calcext:target-range-address="List1.K7:List1.K7">
            <calcext:condition calcext:apply-style-name="green" calcext:value="=1" calcext:base-cell-address="List1.K7"/>
            <calcext:condition calcext:apply-style-name="red" calcext:value="=0" calcext:base-cell-address="List1.K7"/>
          </calcext:conditional-format>
          <calcext:conditional-format calcext:target-range-address="List1.L7:List1.L7">
            <calcext:condition calcext:apply-style-name="green" calcext:value="=1" calcext:base-cell-address="List1.L7"/>
            <calcext:condition calcext:apply-style-name="red" calcext:value="=0" calcext:base-cell-address="List1.L7"/>
          </calcext:conditional-format>
          <calcext:conditional-format calcext:target-range-address="List1.M7:List1.M7">
            <calcext:condition calcext:apply-style-name="green" calcext:value="=1" calcext:base-cell-address="List1.M7"/>
            <calcext:condition calcext:apply-style-name="red" calcext:value="=0" calcext:base-cell-address="List1.M7"/>
          </calcext:conditional-format>
          <calcext:conditional-format calcext:target-range-address="List1.N7:List1.N7">
            <calcext:condition calcext:apply-style-name="green" calcext:value="=1" calcext:base-cell-address="List1.N7"/>
            <calcext:condition calcext:apply-style-name="red" calcext:value="=0" calcext:base-cell-address="List1.N7"/>
          </calcext:conditional-format>
          <calcext:conditional-format calcext:target-range-address="List1.H8:List1.H8">
            <calcext:condition calcext:apply-style-name="green" calcext:value="=1" calcext:base-cell-address="List1.H8"/>
            <calcext:condition calcext:apply-style-name="red" calcext:value="=0" calcext:base-cell-address="List1.H8"/>
          </calcext:conditional-format>
          <calcext:conditional-format calcext:target-range-address="List1.I8:List1.I8">
            <calcext:condition calcext:apply-style-name="green" calcext:value="=1" calcext:base-cell-address="List1.I8"/>
            <calcext:condition calcext:apply-style-name="red" calcext:value="=0" calcext:base-cell-address="List1.I8"/>
          </calcext:conditional-format>
          <calcext:conditional-format calcext:target-range-address="List1.J8:List1.J8">
            <calcext:condition calcext:apply-style-name="green" calcext:value="=1" calcext:base-cell-address="List1.J8"/>
            <calcext:condition calcext:apply-style-name="red" calcext:value="=0" calcext:base-cell-address="List1.J8"/>
          </calcext:conditional-format>
          <calcext:conditional-format calcext:target-range-address="List1.K8:List1.K8">
            <calcext:condition calcext:apply-style-name="green" calcext:value="=1" calcext:base-cell-address="List1.K8"/>
            <calcext:condition calcext:apply-style-name="red" calcext:value="=0" calcext:base-cell-address="List1.K8"/>
          </calcext:conditional-format>
          <calcext:conditional-format calcext:target-range-address="List1.L8:List1.L8">
            <calcext:condition calcext:apply-style-name="green" calcext:value="=1" calcext:base-cell-address="List1.L8"/>
            <calcext:condition calcext:apply-style-name="red" calcext:value="=0" calcext:base-cell-address="List1.L8"/>
          </calcext:conditional-format>
          <calcext:conditional-format calcext:target-range-address="List1.M8:List1.M8">
            <calcext:condition calcext:apply-style-name="green" calcext:value="=1" calcext:base-cell-address="List1.M8"/>
            <calcext:condition calcext:apply-style-name="red" calcext:value="=0" calcext:base-cell-address="List1.M8"/>
          </calcext:conditional-format>
          <calcext:conditional-format calcext:target-range-address="List1.N8:List1.N8">
            <calcext:condition calcext:apply-style-name="green" calcext:value="=1" calcext:base-cell-address="List1.N8"/>
            <calcext:condition calcext:apply-style-name="red" calcext:value="=0" calcext:base-cell-address="List1.N8"/>
          </calcext:conditional-format>
          <calcext:conditional-format calcext:target-range-address="List1.I9:List1.I9">
            <calcext:condition calcext:apply-style-name="green" calcext:value="=1" calcext:base-cell-address="List1.I9"/>
            <calcext:condition calcext:apply-style-name="red" calcext:value="=0" calcext:base-cell-address="List1.I9"/>
          </calcext:conditional-format>
          <calcext:conditional-format calcext:target-range-address="List1.J9:List1.J9">
            <calcext:condition calcext:apply-style-name="green" calcext:value="=1" calcext:base-cell-address="List1.J9"/>
            <calcext:condition calcext:apply-style-name="red" calcext:value="=0" calcext:base-cell-address="List1.J9"/>
          </calcext:conditional-format>
          <calcext:conditional-format calcext:target-range-address="List1.K9:List1.K9">
            <calcext:condition calcext:apply-style-name="green" calcext:value="=1" calcext:base-cell-address="List1.K9"/>
            <calcext:condition calcext:apply-style-name="red" calcext:value="=0" calcext:base-cell-address="List1.K9"/>
          </calcext:conditional-format>
          <calcext:conditional-format calcext:target-range-address="List1.L9:List1.L9">
            <calcext:condition calcext:apply-style-name="green" calcext:value="=1" calcext:base-cell-address="List1.L9"/>
            <calcext:condition calcext:apply-style-name="red" calcext:value="=0" calcext:base-cell-address="List1.L9"/>
          </calcext:conditional-format>
          <calcext:conditional-format calcext:target-range-address="List1.M9:List1.M9">
            <calcext:condition calcext:apply-style-name="green" calcext:value="=1" calcext:base-cell-address="List1.M9"/>
            <calcext:condition calcext:apply-style-name="red" calcext:value="=0" calcext:base-cell-address="List1.M9"/>
          </calcext:conditional-format>
          <calcext:conditional-format calcext:target-range-address="List1.N9:List1.N9">
            <calcext:condition calcext:apply-style-name="green" calcext:value="=1" calcext:base-cell-address="List1.N9"/>
            <calcext:condition calcext:apply-style-name="red" calcext:value="=0" calcext:base-cell-address="List1.N9"/>
          </calcext:conditional-format>
          <calcext:conditional-format calcext:target-range-address="List1.J10:List1.J10">
            <calcext:condition calcext:apply-style-name="green" calcext:value="=1" calcext:base-cell-address="List1.J10"/>
            <calcext:condition calcext:apply-style-name="red" calcext:value="=0" calcext:base-cell-address="List1.J10"/>
          </calcext:conditional-format>
          <calcext:conditional-format calcext:target-range-address="List1.K10:List1.K10">
            <calcext:condition calcext:apply-style-name="green" calcext:value="=1" calcext:base-cell-address="List1.K10"/>
            <calcext:condition calcext:apply-style-name="red" calcext:value="=0" calcext:base-cell-address="List1.K10"/>
          </calcext:conditional-format>
          <calcext:conditional-format calcext:target-range-address="List1.L10:List1.L10">
            <calcext:condition calcext:apply-style-name="green" calcext:value="=1" calcext:base-cell-address="List1.L10"/>
            <calcext:condition calcext:apply-style-name="red" calcext:value="=0" calcext:base-cell-address="List1.L10"/>
          </calcext:conditional-format>
          <calcext:conditional-format calcext:target-range-address="List1.M10:List1.M10">
            <calcext:condition calcext:apply-style-name="green" calcext:value="=1" calcext:base-cell-address="List1.M10"/>
            <calcext:condition calcext:apply-style-name="red" calcext:value="=0" calcext:base-cell-address="List1.M10"/>
          </calcext:conditional-format>
          <calcext:conditional-format calcext:target-range-address="List1.N10:List1.N10">
            <calcext:condition calcext:apply-style-name="green" calcext:value="=1" calcext:base-cell-address="List1.N10"/>
            <calcext:condition calcext:apply-style-name="red" calcext:value="=0" calcext:base-cell-address="List1.N10"/>
          </calcext:conditional-format>
          <calcext:conditional-format calcext:target-range-address="List1.K11:List1.K11">
            <calcext:condition calcext:apply-style-name="green" calcext:value="=1" calcext:base-cell-address="List1.K11"/>
            <calcext:condition calcext:apply-style-name="red" calcext:value="=0" calcext:base-cell-address="List1.K11"/>
          </calcext:conditional-format>
          <calcext:conditional-format calcext:target-range-address="List1.L11:List1.L11">
            <calcext:condition calcext:apply-style-name="green" calcext:value="=1" calcext:base-cell-address="List1.L11"/>
            <calcext:condition calcext:apply-style-name="red" calcext:value="=0" calcext:base-cell-address="List1.L11"/>
          </calcext:conditional-format>
          <calcext:conditional-format calcext:target-range-address="List1.M11:List1.M11">
            <calcext:condition calcext:apply-style-name="green" calcext:value="=1" calcext:base-cell-address="List1.M11"/>
            <calcext:condition calcext:apply-style-name="red" calcext:value="=0" calcext:base-cell-address="List1.M11"/>
          </calcext:conditional-format>
          <calcext:conditional-format calcext:target-range-address="List1.N11:List1.N11">
            <calcext:condition calcext:apply-style-name="green" calcext:value="=1" calcext:base-cell-address="List1.N11"/>
            <calcext:condition calcext:apply-style-name="red" calcext:value="=0" calcext:base-cell-address="List1.N11"/>
          </calcext:conditional-format>
          <calcext:conditional-format calcext:target-range-address="List1.L12:List1.L12">
            <calcext:condition calcext:apply-style-name="green" calcext:value="=1" calcext:base-cell-address="List1.L12"/>
            <calcext:condition calcext:apply-style-name="red" calcext:value="=0" calcext:base-cell-address="List1.L12"/>
          </calcext:conditional-format>
          <calcext:conditional-format calcext:target-range-address="List1.M12:List1.M12">
            <calcext:condition calcext:apply-style-name="green" calcext:value="=1" calcext:base-cell-address="List1.M12"/>
            <calcext:condition calcext:apply-style-name="red" calcext:value="=0" calcext:base-cell-address="List1.M12"/>
          </calcext:conditional-format>
          <calcext:conditional-format calcext:target-range-address="List1.N12:List1.N12">
            <calcext:condition calcext:apply-style-name="green" calcext:value="=1" calcext:base-cell-address="List1.N12"/>
            <calcext:condition calcext:apply-style-name="red" calcext:value="=0" calcext:base-cell-address="List1.N12"/>
          </calcext:conditional-format>
          <calcext:conditional-format calcext:target-range-address="List1.M13:List1.M13">
            <calcext:condition calcext:apply-style-name="green" calcext:value="=1" calcext:base-cell-address="List1.M13"/>
            <calcext:condition calcext:apply-style-name="red" calcext:value="=0" calcext:base-cell-address="List1.M13"/>
          </calcext:conditional-format>
          <calcext:conditional-format calcext:target-range-address="List1.N13:List1.N13">
            <calcext:condition calcext:apply-style-name="green" calcext:value="=1" calcext:base-cell-address="List1.N13"/>
            <calcext:condition calcext:apply-style-name="red" calcext:value="=0" calcext:base-cell-address="List1.N13"/>
          </calcext:conditional-format>
          <calcext:conditional-format calcext:target-range-address="List1.N14:List1.N14">
            <calcext:condition calcext:apply-style-name="green" calcext:value="=1" calcext:base-cell-address="List1.N14"/>
            <calcext:condition calcext:apply-style-name="red" calcext:value="=0" calcext:base-cell-address="List1.N14"/>
          </calcext:conditional-format>
          <calcext:conditional-format calcext:target-range-address="List1.G5:List1.G5">
            <calcext:condition calcext:apply-style-name="green" calcext:value="=1" calcext:base-cell-address="List1.G5"/>
            <calcext:condition calcext:apply-style-name="red" calcext:value="=0" calcext:base-cell-address="List1.G5"/>
          </calcext:conditional-format>
          <calcext:conditional-format calcext:target-range-address="List1.B3:List1.B3">
            <calcext:condition calcext:apply-style-name="green" calcext:value="=1" calcext:base-cell-address="List1.B3"/>
            <calcext:condition calcext:apply-style-name="red" calcext:value="=0" calcext:base-cell-address="List1.B3"/>
          </calcext:conditional-format>
          <calcext:conditional-format calcext:target-range-address="List1.B4:List1.B4">
            <calcext:condition calcext:apply-style-name="green" calcext:value="=1" calcext:base-cell-address="List1.B4"/>
            <calcext:condition calcext:apply-style-name="red" calcext:value="=0" calcext:base-cell-address="List1.B4"/>
          </calcext:conditional-format>
          <calcext:conditional-format calcext:target-range-address="List1.B5:List1.B5">
            <calcext:condition calcext:apply-style-name="green" calcext:value="=1" calcext:base-cell-address="List1.B5"/>
            <calcext:condition calcext:apply-style-name="red" calcext:value="=0" calcext:base-cell-address="List1.B5"/>
          </calcext:conditional-format>
          <calcext:conditional-format calcext:target-range-address="List1.B6:List1.B6">
            <calcext:condition calcext:apply-style-name="green" calcext:value="=1" calcext:base-cell-address="List1.B6"/>
            <calcext:condition calcext:apply-style-name="red" calcext:value="=0" calcext:base-cell-address="List1.B6"/>
          </calcext:conditional-format>
          <calcext:conditional-format calcext:target-range-address="List1.B7:List1.B7">
            <calcext:condition calcext:apply-style-name="green" calcext:value="=1" calcext:base-cell-address="List1.B7"/>
            <calcext:condition calcext:apply-style-name="red" calcext:value="=0" calcext:base-cell-address="List1.B7"/>
          </calcext:conditional-format>
          <calcext:conditional-format calcext:target-range-address="List1.B8:List1.B8">
            <calcext:condition calcext:apply-style-name="green" calcext:value="=1" calcext:base-cell-address="List1.B8"/>
            <calcext:condition calcext:apply-style-name="red" calcext:value="=0" calcext:base-cell-address="List1.B8"/>
          </calcext:conditional-format>
          <calcext:conditional-format calcext:target-range-address="List1.B9:List1.B9">
            <calcext:condition calcext:apply-style-name="green" calcext:value="=1" calcext:base-cell-address="List1.B9"/>
            <calcext:condition calcext:apply-style-name="red" calcext:value="=0" calcext:base-cell-address="List1.B9"/>
          </calcext:conditional-format>
          <calcext:conditional-format calcext:target-range-address="List1.B10:List1.B10">
            <calcext:condition calcext:apply-style-name="green" calcext:value="=1" calcext:base-cell-address="List1.B10"/>
            <calcext:condition calcext:apply-style-name="red" calcext:value="=0" calcext:base-cell-address="List1.B10"/>
          </calcext:conditional-format>
          <calcext:conditional-format calcext:target-range-address="List1.B11:List1.B11">
            <calcext:condition calcext:apply-style-name="green" calcext:value="=1" calcext:base-cell-address="List1.B11"/>
            <calcext:condition calcext:apply-style-name="red" calcext:value="=0" calcext:base-cell-address="List1.B11"/>
          </calcext:conditional-format>
          <calcext:conditional-format calcext:target-range-address="List1.B12:List1.B12">
            <calcext:condition calcext:apply-style-name="green" calcext:value="=1" calcext:base-cell-address="List1.B12"/>
            <calcext:condition calcext:apply-style-name="red" calcext:value="=0" calcext:base-cell-address="List1.B12"/>
          </calcext:conditional-format>
          <calcext:conditional-format calcext:target-range-address="List1.B13:List1.B13">
            <calcext:condition calcext:apply-style-name="green" calcext:value="=1" calcext:base-cell-address="List1.B13"/>
            <calcext:condition calcext:apply-style-name="red" calcext:value="=0" calcext:base-cell-address="List1.B13"/>
          </calcext:conditional-format>
          <calcext:conditional-format calcext:target-range-address="List1.B14:List1.B14">
            <calcext:condition calcext:apply-style-name="green" calcext:value="=1" calcext:base-cell-address="List1.B14"/>
            <calcext:condition calcext:apply-style-name="red" calcext:value="=0" calcext:base-cell-address="List1.B14"/>
          </calcext:conditional-format>
          <calcext:conditional-format calcext:target-range-address="List1.C4:List1.C4">
            <calcext:condition calcext:apply-style-name="green" calcext:value="=1" calcext:base-cell-address="List1.C4"/>
            <calcext:condition calcext:apply-style-name="red" calcext:value="=0" calcext:base-cell-address="List1.C4"/>
          </calcext:conditional-format>
          <calcext:conditional-format calcext:target-range-address="List1.D4:List1.D4">
            <calcext:condition calcext:apply-style-name="green" calcext:value="=1" calcext:base-cell-address="List1.D4"/>
            <calcext:condition calcext:apply-style-name="red" calcext:value="=0" calcext:base-cell-address="List1.D4"/>
          </calcext:conditional-format>
          <calcext:conditional-format calcext:target-range-address="List1.C5:List1.C5">
            <calcext:condition calcext:apply-style-name="green" calcext:value="=1" calcext:base-cell-address="List1.C5"/>
            <calcext:condition calcext:apply-style-name="red" calcext:value="=0" calcext:base-cell-address="List1.C5"/>
          </calcext:conditional-format>
          <calcext:conditional-format calcext:target-range-address="List1.D5:List1.D5">
            <calcext:condition calcext:apply-style-name="green" calcext:value="=1" calcext:base-cell-address="List1.D5"/>
            <calcext:condition calcext:apply-style-name="red" calcext:value="=0" calcext:base-cell-address="List1.D5"/>
          </calcext:conditional-format>
          <calcext:conditional-format calcext:target-range-address="List1.C6:List1.C6">
            <calcext:condition calcext:apply-style-name="green" calcext:value="=1" calcext:base-cell-address="List1.C6"/>
            <calcext:condition calcext:apply-style-name="red" calcext:value="=0" calcext:base-cell-address="List1.C6"/>
          </calcext:conditional-format>
          <calcext:conditional-format calcext:target-range-address="List1.D6:List1.D6">
            <calcext:condition calcext:apply-style-name="green" calcext:value="=1" calcext:base-cell-address="List1.D6"/>
            <calcext:condition calcext:apply-style-name="red" calcext:value="=0" calcext:base-cell-address="List1.D6"/>
          </calcext:conditional-format>
          <calcext:conditional-format calcext:target-range-address="List1.C7:List1.C7">
            <calcext:condition calcext:apply-style-name="green" calcext:value="=1" calcext:base-cell-address="List1.C7"/>
            <calcext:condition calcext:apply-style-name="red" calcext:value="=0" calcext:base-cell-address="List1.C7"/>
          </calcext:conditional-format>
          <calcext:conditional-format calcext:target-range-address="List1.D7:List1.D7">
            <calcext:condition calcext:apply-style-name="green" calcext:value="=1" calcext:base-cell-address="List1.D7"/>
            <calcext:condition calcext:apply-style-name="red" calcext:value="=0" calcext:base-cell-address="List1.D7"/>
          </calcext:conditional-format>
          <calcext:conditional-format calcext:target-range-address="List1.C8:List1.C8">
            <calcext:condition calcext:apply-style-name="green" calcext:value="=1" calcext:base-cell-address="List1.C8"/>
            <calcext:condition calcext:apply-style-name="red" calcext:value="=0" calcext:base-cell-address="List1.C8"/>
          </calcext:conditional-format>
          <calcext:conditional-format calcext:target-range-address="List1.D8:List1.D8">
            <calcext:condition calcext:apply-style-name="green" calcext:value="=1" calcext:base-cell-address="List1.D8"/>
            <calcext:condition calcext:apply-style-name="red" calcext:value="=0" calcext:base-cell-address="List1.D8"/>
          </calcext:conditional-format>
          <calcext:conditional-format calcext:target-range-address="List1.C9:List1.C9">
            <calcext:condition calcext:apply-style-name="green" calcext:value="=1" calcext:base-cell-address="List1.C9"/>
            <calcext:condition calcext:apply-style-name="red" calcext:value="=0" calcext:base-cell-address="List1.C9"/>
          </calcext:conditional-format>
          <calcext:conditional-format calcext:target-range-address="List1.D9:List1.D9">
            <calcext:condition calcext:apply-style-name="green" calcext:value="=1" calcext:base-cell-address="List1.D9"/>
            <calcext:condition calcext:apply-style-name="red" calcext:value="=0" calcext:base-cell-address="List1.D9"/>
          </calcext:conditional-format>
          <calcext:conditional-format calcext:target-range-address="List1.C10:List1.C10">
            <calcext:condition calcext:apply-style-name="green" calcext:value="=1" calcext:base-cell-address="List1.C10"/>
            <calcext:condition calcext:apply-style-name="red" calcext:value="=0" calcext:base-cell-address="List1.C10"/>
          </calcext:conditional-format>
          <calcext:conditional-format calcext:target-range-address="List1.D10:List1.D10">
            <calcext:condition calcext:apply-style-name="green" calcext:value="=1" calcext:base-cell-address="List1.D10"/>
            <calcext:condition calcext:apply-style-name="red" calcext:value="=0" calcext:base-cell-address="List1.D10"/>
          </calcext:conditional-format>
          <calcext:conditional-format calcext:target-range-address="List1.C11:List1.C11">
            <calcext:condition calcext:apply-style-name="green" calcext:value="=1" calcext:base-cell-address="List1.C11"/>
            <calcext:condition calcext:apply-style-name="red" calcext:value="=0" calcext:base-cell-address="List1.C11"/>
          </calcext:conditional-format>
          <calcext:conditional-format calcext:target-range-address="List1.D11:List1.D11">
            <calcext:condition calcext:apply-style-name="green" calcext:value="=1" calcext:base-cell-address="List1.D11"/>
            <calcext:condition calcext:apply-style-name="red" calcext:value="=0" calcext:base-cell-address="List1.D11"/>
          </calcext:conditional-format>
          <calcext:conditional-format calcext:target-range-address="List1.C12:List1.C12">
            <calcext:condition calcext:apply-style-name="green" calcext:value="=1" calcext:base-cell-address="List1.C12"/>
            <calcext:condition calcext:apply-style-name="red" calcext:value="=0" calcext:base-cell-address="List1.C12"/>
          </calcext:conditional-format>
          <calcext:conditional-format calcext:target-range-address="List1.D12:List1.D12">
            <calcext:condition calcext:apply-style-name="green" calcext:value="=1" calcext:base-cell-address="List1.D12"/>
            <calcext:condition calcext:apply-style-name="red" calcext:value="=0" calcext:base-cell-address="List1.D12"/>
          </calcext:conditional-format>
          <calcext:conditional-format calcext:target-range-address="List1.C13:List1.C13">
            <calcext:condition calcext:apply-style-name="green" calcext:value="=1" calcext:base-cell-address="List1.C13"/>
            <calcext:condition calcext:apply-style-name="red" calcext:value="=0" calcext:base-cell-address="List1.C13"/>
          </calcext:conditional-format>
          <calcext:conditional-format calcext:target-range-address="List1.D13:List1.D13">
            <calcext:condition calcext:apply-style-name="green" calcext:value="=1" calcext:base-cell-address="List1.D13"/>
            <calcext:condition calcext:apply-style-name="red" calcext:value="=0" calcext:base-cell-address="List1.D13"/>
          </calcext:conditional-format>
          <calcext:conditional-format calcext:target-range-address="List1.C14:List1.C14">
            <calcext:condition calcext:apply-style-name="green" calcext:value="=1" calcext:base-cell-address="List1.C14"/>
            <calcext:condition calcext:apply-style-name="red" calcext:value="=0" calcext:base-cell-address="List1.C14"/>
          </calcext:conditional-format>
          <calcext:conditional-format calcext:target-range-address="List1.D14:List1.D14">
            <calcext:condition calcext:apply-style-name="green" calcext:value="=1" calcext:base-cell-address="List1.D14"/>
            <calcext:condition calcext:apply-style-name="red" calcext:value="=0" calcext:base-cell-address="List1.D14"/>
          </calcext:conditional-format>
          <calcext:conditional-format calcext:target-range-address="List1.E5:List1.E5">
            <calcext:condition calcext:apply-style-name="green" calcext:value="=1" calcext:base-cell-address="List1.E5"/>
            <calcext:condition calcext:apply-style-name="red" calcext:value="=0" calcext:base-cell-address="List1.E5"/>
          </calcext:conditional-format>
          <calcext:conditional-format calcext:target-range-address="List1.E6:List1.E6">
            <calcext:condition calcext:apply-style-name="green" calcext:value="=1" calcext:base-cell-address="List1.E6"/>
            <calcext:condition calcext:apply-style-name="red" calcext:value="=0" calcext:base-cell-address="List1.E6"/>
          </calcext:conditional-format>
          <calcext:conditional-format calcext:target-range-address="List1.E7:List1.E7">
            <calcext:condition calcext:apply-style-name="green" calcext:value="=1" calcext:base-cell-address="List1.E7"/>
            <calcext:condition calcext:apply-style-name="red" calcext:value="=0" calcext:base-cell-address="List1.E7"/>
          </calcext:conditional-format>
          <calcext:conditional-format calcext:target-range-address="List1.E8:List1.E8">
            <calcext:condition calcext:apply-style-name="green" calcext:value="=1" calcext:base-cell-address="List1.E8"/>
            <calcext:condition calcext:apply-style-name="red" calcext:value="=0" calcext:base-cell-address="List1.E8"/>
          </calcext:conditional-format>
          <calcext:conditional-format calcext:target-range-address="List1.E9:List1.E9">
            <calcext:condition calcext:apply-style-name="green" calcext:value="=1" calcext:base-cell-address="List1.E9"/>
            <calcext:condition calcext:apply-style-name="red" calcext:value="=0" calcext:base-cell-address="List1.E9"/>
          </calcext:conditional-format>
          <calcext:conditional-format calcext:target-range-address="List1.E10:List1.E10">
            <calcext:condition calcext:apply-style-name="green" calcext:value="=1" calcext:base-cell-address="List1.E10"/>
            <calcext:condition calcext:apply-style-name="red" calcext:value="=0" calcext:base-cell-address="List1.E10"/>
          </calcext:conditional-format>
          <calcext:conditional-format calcext:target-range-address="List1.E11:List1.E11">
            <calcext:condition calcext:apply-style-name="green" calcext:value="=1" calcext:base-cell-address="List1.E11"/>
            <calcext:condition calcext:apply-style-name="red" calcext:value="=0" calcext:base-cell-address="List1.E11"/>
          </calcext:conditional-format>
          <calcext:conditional-format calcext:target-range-address="List1.E12:List1.E12">
            <calcext:condition calcext:apply-style-name="green" calcext:value="=1" calcext:base-cell-address="List1.E12"/>
            <calcext:condition calcext:apply-style-name="red" calcext:value="=0" calcext:base-cell-address="List1.E12"/>
          </calcext:conditional-format>
          <calcext:conditional-format calcext:target-range-address="List1.E13:List1.E13">
            <calcext:condition calcext:apply-style-name="green" calcext:value="=1" calcext:base-cell-address="List1.E13"/>
            <calcext:condition calcext:apply-style-name="red" calcext:value="=0" calcext:base-cell-address="List1.E13"/>
          </calcext:conditional-format>
          <calcext:conditional-format calcext:target-range-address="List1.E14:List1.E14">
            <calcext:condition calcext:apply-style-name="green" calcext:value="=1" calcext:base-cell-address="List1.E14"/>
            <calcext:condition calcext:apply-style-name="red" calcext:value="=0" calcext:base-cell-address="List1.E14"/>
          </calcext:conditional-format>
          <calcext:conditional-format calcext:target-range-address="List1.F7:List1.F7">
            <calcext:condition calcext:apply-style-name="green" calcext:value="=1" calcext:base-cell-address="List1.F7"/>
            <calcext:condition calcext:apply-style-name="red" calcext:value="=0" calcext:base-cell-address="List1.F7"/>
          </calcext:conditional-format>
          <calcext:conditional-format calcext:target-range-address="List1.F8:List1.F8">
            <calcext:condition calcext:apply-style-name="green" calcext:value="=1" calcext:base-cell-address="List1.F8"/>
            <calcext:condition calcext:apply-style-name="red" calcext:value="=0" calcext:base-cell-address="List1.F8"/>
          </calcext:conditional-format>
          <calcext:conditional-format calcext:target-range-address="List1.F9:List1.F9">
            <calcext:condition calcext:apply-style-name="green" calcext:value="=1" calcext:base-cell-address="List1.F9"/>
            <calcext:condition calcext:apply-style-name="red" calcext:value="=0" calcext:base-cell-address="List1.F9"/>
          </calcext:conditional-format>
          <calcext:conditional-format calcext:target-range-address="List1.F10:List1.F10">
            <calcext:condition calcext:apply-style-name="green" calcext:value="=1" calcext:base-cell-address="List1.F10"/>
            <calcext:condition calcext:apply-style-name="red" calcext:value="=0" calcext:base-cell-address="List1.F10"/>
          </calcext:conditional-format>
          <calcext:conditional-format calcext:target-range-address="List1.F11:List1.F11">
            <calcext:condition calcext:apply-style-name="green" calcext:value="=1" calcext:base-cell-address="List1.F11"/>
            <calcext:condition calcext:apply-style-name="red" calcext:value="=0" calcext:base-cell-address="List1.F11"/>
          </calcext:conditional-format>
          <calcext:conditional-format calcext:target-range-address="List1.F12:List1.F12">
            <calcext:condition calcext:apply-style-name="green" calcext:value="=1" calcext:base-cell-address="List1.F12"/>
            <calcext:condition calcext:apply-style-name="red" calcext:value="=0" calcext:base-cell-address="List1.F12"/>
          </calcext:conditional-format>
          <calcext:conditional-format calcext:target-range-address="List1.F13:List1.F13">
            <calcext:condition calcext:apply-style-name="green" calcext:value="=1" calcext:base-cell-address="List1.F13"/>
            <calcext:condition calcext:apply-style-name="red" calcext:value="=0" calcext:base-cell-address="List1.F13"/>
          </calcext:conditional-format>
          <calcext:conditional-format calcext:target-range-address="List1.F14:List1.F14">
            <calcext:condition calcext:apply-style-name="green" calcext:value="=1" calcext:base-cell-address="List1.F14"/>
            <calcext:condition calcext:apply-style-name="red" calcext:value="=0" calcext:base-cell-address="List1.F14"/>
          </calcext:conditional-format>
          <calcext:conditional-format calcext:target-range-address="List1.G8:List1.G8">
            <calcext:condition calcext:apply-style-name="green" calcext:value="=1" calcext:base-cell-address="List1.G8"/>
            <calcext:condition calcext:apply-style-name="red" calcext:value="=0" calcext:base-cell-address="List1.G8"/>
          </calcext:conditional-format>
          <calcext:conditional-format calcext:target-range-address="List1.G9:List1.G9">
            <calcext:condition calcext:apply-style-name="green" calcext:value="=1" calcext:base-cell-address="List1.G9"/>
            <calcext:condition calcext:apply-style-name="red" calcext:value="=0" calcext:base-cell-address="List1.G9"/>
          </calcext:conditional-format>
          <calcext:conditional-format calcext:target-range-address="List1.G10:List1.G10">
            <calcext:condition calcext:apply-style-name="green" calcext:value="=1" calcext:base-cell-address="List1.G10"/>
            <calcext:condition calcext:apply-style-name="red" calcext:value="=0" calcext:base-cell-address="List1.G10"/>
          </calcext:conditional-format>
          <calcext:conditional-format calcext:target-range-address="List1.G11:List1.G11">
            <calcext:condition calcext:apply-style-name="green" calcext:value="=1" calcext:base-cell-address="List1.G11"/>
            <calcext:condition calcext:apply-style-name="red" calcext:value="=0" calcext:base-cell-address="List1.G11"/>
          </calcext:conditional-format>
          <calcext:conditional-format calcext:target-range-address="List1.G12:List1.G12">
            <calcext:condition calcext:apply-style-name="green" calcext:value="=1" calcext:base-cell-address="List1.G12"/>
            <calcext:condition calcext:apply-style-name="red" calcext:value="=0" calcext:base-cell-address="List1.G12"/>
          </calcext:conditional-format>
          <calcext:conditional-format calcext:target-range-address="List1.G13:List1.G13">
            <calcext:condition calcext:apply-style-name="green" calcext:value="=1" calcext:base-cell-address="List1.G13"/>
            <calcext:condition calcext:apply-style-name="red" calcext:value="=0" calcext:base-cell-address="List1.G13"/>
          </calcext:conditional-format>
          <calcext:conditional-format calcext:target-range-address="List1.G14:List1.G14">
            <calcext:condition calcext:apply-style-name="green" calcext:value="=1" calcext:base-cell-address="List1.G14"/>
            <calcext:condition calcext:apply-style-name="red" calcext:value="=0" calcext:base-cell-address="List1.G14"/>
          </calcext:conditional-format>
          <calcext:conditional-format calcext:target-range-address="List1.H9:List1.H9">
            <calcext:condition calcext:apply-style-name="green" calcext:value="=1" calcext:base-cell-address="List1.H9"/>
            <calcext:condition calcext:apply-style-name="red" calcext:value="=0" calcext:base-cell-address="List1.H9"/>
          </calcext:conditional-format>
          <calcext:conditional-format calcext:target-range-address="List1.H10:List1.H10">
            <calcext:condition calcext:apply-style-name="green" calcext:value="=1" calcext:base-cell-address="List1.H10"/>
            <calcext:condition calcext:apply-style-name="red" calcext:value="=0" calcext:base-cell-address="List1.H10"/>
          </calcext:conditional-format>
          <calcext:conditional-format calcext:target-range-address="List1.H11:List1.H11">
            <calcext:condition calcext:apply-style-name="green" calcext:value="=1" calcext:base-cell-address="List1.H11"/>
            <calcext:condition calcext:apply-style-name="red" calcext:value="=0" calcext:base-cell-address="List1.H11"/>
          </calcext:conditional-format>
          <calcext:conditional-format calcext:target-range-address="List1.H12:List1.H12">
            <calcext:condition calcext:apply-style-name="green" calcext:value="=1" calcext:base-cell-address="List1.H12"/>
            <calcext:condition calcext:apply-style-name="red" calcext:value="=0" calcext:base-cell-address="List1.H12"/>
          </calcext:conditional-format>
          <calcext:conditional-format calcext:target-range-address="List1.H13:List1.H13">
            <calcext:condition calcext:apply-style-name="green" calcext:value="=1" calcext:base-cell-address="List1.H13"/>
            <calcext:condition calcext:apply-style-name="red" calcext:value="=0" calcext:base-cell-address="List1.H13"/>
          </calcext:conditional-format>
          <calcext:conditional-format calcext:target-range-address="List1.H14:List1.H14">
            <calcext:condition calcext:apply-style-name="green" calcext:value="=1" calcext:base-cell-address="List1.H14"/>
            <calcext:condition calcext:apply-style-name="red" calcext:value="=0" calcext:base-cell-address="List1.H14"/>
          </calcext:conditional-format>
          <calcext:conditional-format calcext:target-range-address="List1.I10:List1.I10">
            <calcext:condition calcext:apply-style-name="green" calcext:value="=1" calcext:base-cell-address="List1.I10"/>
            <calcext:condition calcext:apply-style-name="red" calcext:value="=0" calcext:base-cell-address="List1.I10"/>
          </calcext:conditional-format>
          <calcext:conditional-format calcext:target-range-address="List1.I11:List1.I11">
            <calcext:condition calcext:apply-style-name="green" calcext:value="=1" calcext:base-cell-address="List1.I11"/>
            <calcext:condition calcext:apply-style-name="red" calcext:value="=0" calcext:base-cell-address="List1.I11"/>
          </calcext:conditional-format>
          <calcext:conditional-format calcext:target-range-address="List1.I12:List1.I12">
            <calcext:condition calcext:apply-style-name="green" calcext:value="=1" calcext:base-cell-address="List1.I12"/>
            <calcext:condition calcext:apply-style-name="red" calcext:value="=0" calcext:base-cell-address="List1.I12"/>
          </calcext:conditional-format>
          <calcext:conditional-format calcext:target-range-address="List1.I13:List1.I13">
            <calcext:condition calcext:apply-style-name="green" calcext:value="=1" calcext:base-cell-address="List1.I13"/>
            <calcext:condition calcext:apply-style-name="red" calcext:value="=0" calcext:base-cell-address="List1.I13"/>
          </calcext:conditional-format>
          <calcext:conditional-format calcext:target-range-address="List1.I14:List1.I14">
            <calcext:condition calcext:apply-style-name="green" calcext:value="=1" calcext:base-cell-address="List1.I14"/>
            <calcext:condition calcext:apply-style-name="red" calcext:value="=0" calcext:base-cell-address="List1.I14"/>
          </calcext:conditional-format>
          <calcext:conditional-format calcext:target-range-address="List1.J11:List1.J11">
            <calcext:condition calcext:apply-style-name="green" calcext:value="=1" calcext:base-cell-address="List1.J11"/>
            <calcext:condition calcext:apply-style-name="red" calcext:value="=0" calcext:base-cell-address="List1.J11"/>
          </calcext:conditional-format>
          <calcext:conditional-format calcext:target-range-address="List1.J12:List1.J12">
            <calcext:condition calcext:apply-style-name="green" calcext:value="=1" calcext:base-cell-address="List1.J12"/>
            <calcext:condition calcext:apply-style-name="red" calcext:value="=0" calcext:base-cell-address="List1.J12"/>
          </calcext:conditional-format>
          <calcext:conditional-format calcext:target-range-address="List1.J13:List1.J13">
            <calcext:condition calcext:apply-style-name="green" calcext:value="=1" calcext:base-cell-address="List1.J13"/>
            <calcext:condition calcext:apply-style-name="red" calcext:value="=0" calcext:base-cell-address="List1.J13"/>
          </calcext:conditional-format>
          <calcext:conditional-format calcext:target-range-address="List1.J14:List1.J14">
            <calcext:condition calcext:apply-style-name="green" calcext:value="=1" calcext:base-cell-address="List1.J14"/>
            <calcext:condition calcext:apply-style-name="red" calcext:value="=0" calcext:base-cell-address="List1.J14"/>
          </calcext:conditional-format>
          <calcext:conditional-format calcext:target-range-address="List1.K12:List1.K12">
            <calcext:condition calcext:apply-style-name="green" calcext:value="=1" calcext:base-cell-address="List1.K12"/>
            <calcext:condition calcext:apply-style-name="red" calcext:value="=0" calcext:base-cell-address="List1.K12"/>
          </calcext:conditional-format>
          <calcext:conditional-format calcext:target-range-address="List1.K13:List1.K13">
            <calcext:condition calcext:apply-style-name="green" calcext:value="=1" calcext:base-cell-address="List1.K13"/>
            <calcext:condition calcext:apply-style-name="red" calcext:value="=0" calcext:base-cell-address="List1.K13"/>
          </calcext:conditional-format>
          <calcext:conditional-format calcext:target-range-address="List1.K14:List1.K14">
            <calcext:condition calcext:apply-style-name="green" calcext:value="=1" calcext:base-cell-address="List1.K14"/>
            <calcext:condition calcext:apply-style-name="red" calcext:value="=0" calcext:base-cell-address="List1.K14"/>
          </calcext:conditional-format>
          <calcext:conditional-format calcext:target-range-address="List1.L13:List1.L13">
            <calcext:condition calcext:apply-style-name="green" calcext:value="=1" calcext:base-cell-address="List1.L13"/>
            <calcext:condition calcext:apply-style-name="red" calcext:value="=0" calcext:base-cell-address="List1.L13"/>
          </calcext:conditional-format>
          <calcext:conditional-format calcext:target-range-address="List1.L14:List1.L14">
            <calcext:condition calcext:apply-style-name="green" calcext:value="=1" calcext:base-cell-address="List1.L14"/>
            <calcext:condition calcext:apply-style-name="red" calcext:value="=0" calcext:base-cell-address="List1.L14"/>
          </calcext:conditional-format>
          <calcext:conditional-format calcext:target-range-address="List1.M14:List1.M14">
            <calcext:condition calcext:apply-style-name="green" calcext:value="=1" calcext:base-cell-address="List1.M14"/>
            <calcext:condition calcext:apply-style-name="red" calcext:value="=0" calcext:base-cell-address="List1.M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cs" fo:country="C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8080"/>
    </style:style>
    <style:style style:name="green" style:family="table-cell" style:parent-style-name="Default">
      <style:table-cell-properties fo:background-color="#aecf00"/>
    </style:style>
    <style:style style:name="black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.00.0000</text:date>, <text:time style:data-style-name="N2" text:time-value="20:52:59.54383875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0:53:01.392477862</meta:creation-date>
    <dc:title>DelaVu</dc:title>
    <meta:editing-duration>PT2H37M22S</meta:editing-duration>
    <meta:editing-cycles>5</meta:editing-cycles>
    <meta:generator>LibreOffice/4.2.3.3$Linux_X86_64 LibreOffice_project/420m0$Build-3</meta:generator>
    <meta:initial-creator>Martin Lukeš</meta:initial-creator>
    <dc:date>2014-05-04T23:37:18.796665377</dc:date>
    <dc:creator>Martin Lukeš</dc:creator>
    <meta:document-statistic meta:table-count="1" meta:cell-count="195" meta:object-count="0"/>
  </office:meta>
</office:document-meta>
</file>